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430" officeooo:paragraph-rsid="00010430"/>
    </style:style>
    <style:style style:name="P2" style:family="paragraph" style:parent-style-name="Standard">
      <style:text-properties officeooo:rsid="0002ae91" officeooo:paragraph-rsid="0002ae91"/>
    </style:style>
    <style:style style:name="P3" style:family="paragraph" style:parent-style-name="Standard">
      <style:text-properties officeooo:rsid="0002d5b1" officeooo:paragraph-rsid="0002d5b1"/>
    </style:style>
    <style:style style:name="P4" style:family="paragraph" style:parent-style-name="Standard">
      <style:text-properties officeooo:rsid="00065720" officeooo:paragraph-rsid="00065720"/>
    </style:style>
    <style:style style:name="T1" style:family="text">
      <style:text-properties officeooo:rsid="00046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3 : Normalización </text:p>
      <text:p text:style-name="P1"/>
      <text:p text:style-name="P1">Definiciones: </text:p>
      <text:p text:style-name="P1"/>
      <text:p text:style-name="P1">Redundancia → repetición innecesaria de datos</text:p>
      <text:p text:style-name="P2">Anomalías de modificación → repetición de datos en varias tuplas</text:p>
      <text:p text:style-name="P2">Anomalias de insercción → imposibilidad de añadir nuevas tuplas sin algún atributo </text:p>
      <text:p text:style-name="P2">Anomaías de borrado → pérdida de información por borrado de tuplas</text:p>
      <text:p text:style-name="P2"/>
      <text:p text:style-name="P3">Dependencia funcional → <text:span text:style-name="T1">es la capacidad de determinar el valor de un atributo a través de conocer uno o otro</text:span></text:p>
      <text:p text:style-name="P3"/>
      <text:p text:style-name="P4">Se dice que un atributo (Y) depende funcionalmente de (X) si para cada valor de X se conoce un único valor de 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4:08:19.025000000</meta:creation-date>
    <dc:date>2025-01-19T14:21:42.678000000</dc:date>
    <meta:editing-duration>PT3M7S</meta:editing-duration>
    <meta:editing-cycles>1</meta:editing-cycles>
    <meta:document-statistic meta:table-count="0" meta:image-count="0" meta:object-count="0" meta:page-count="1" meta:paragraph-count="8" meta:word-count="87" meta:character-count="516" meta:non-whitespace-character-count="434"/>
    <meta:generator>LibreOffice/24.8.4.2$Windows_X86_64 LibreOffice_project/bb3cfa12c7b1bf994ecc5649a80400d06cd71002</meta:generator>
  </office:meta>
</office:document-meta>
</file>